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691cm" svg:height="8.091cm" svg:x="0.209cm" svg:y="1.1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6:27:39.936221844</dc:date>
    <meta:editing-duration>PT2M56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92cm" svg:height="8.092cm" xlink:href="." xlink:type="simple" chart:class="chart:scatter" chart:style-name="ch1">
        <chart:plot-area chart:style-name="ch2" chart:data-source-has-labels="both" svg:x="0.293cm" svg:y="0.161cm" svg:width="14.106cm" svg:height="7.77cm">
          <chartooo:coordinate-region svg:x="0.835cm" svg:y="0.36cm" svg:width="13.47cm" svg:height="7.372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